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Source Han Sans JP Medium" svg:font-family="'Source Han Sans JP Medium'" style:font-family-generic="swiss"/>
    <style:font-face style:name="Source Han Sans JP Regular" svg:font-family="'Source Han Sans JP Regular'" style:font-family-generic="swiss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0.423cm"/>
      <style:text-properties fo:font-size="8pt" style:font-size-asian="8pt" style:font-size-complex="8pt"/>
    </style:style>
    <style:style style:name="P2" style:family="paragraph" style:parent-style-name="Standard">
      <style:paragraph-properties fo:line-height="0.423cm"/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lf</text:p>
      <text:p text:style-name="P1">by Kitahara Hakushuu</text:p>
      <text:p text:style-name="P1"/>
      <text:p text:style-name="P1">Wild-hearted,</text:p>
      <text:p text:style-name="P1">unresting.</text:p>
      <text:p text:style-name="P1">A large moon,</text:p>
      <text:p text:style-name="P1">full, bright.</text:p>
      <text:p text:style-name="P1"/>
      <text:p text:style-name="P1">How clear</text:p>
      <text:p text:style-name="P1">is the indigo night.</text:p>
      <text:p text:style-name="P1">How splendid,</text:p>
      <text:p text:style-name="P1">the mountain depths.</text:p>
      <text:p text:style-name="P1"/>
      <text:p text:style-name="P1">Grass, trees,</text:p>
      <text:p text:style-name="P1">are pushed squint –</text:p>
      <text:p text:style-name="P1">fast, the windstorm</text:p>
      <text:p text:style-name="P1">is blowing.</text:p>
      <text:p text:style-name="P1"/>
      <text:p text:style-name="P1">Uneasy,</text:p>
      <text:p text:style-name="P1">also, unsleeping,</text:p>
      <text:p text:style-name="P1">harsh, are</text:p>
      <text:p text:style-name="P1">the many gods.*</text:p>
      <text:p text:style-name="P1"/>
      <text:p text:style-name="P1">Uncertain, winding,</text:p>
      <text:p text:style-name="P1">the mountain</text:p>
      <text:p text:style-name="P1">river’s rapids</text:p>
      <text:p text:style-name="P1">continue to roar.**</text:p>
      <text:p text:style-name="P1"/>
      <text:p text:style-name="P1">Facing nothing</text:p>
      <text:p text:style-name="P1">but the moon,</text:p>
      <text:p text:style-name="P1">split to the ears,</text:p>
      <text:p text:style-name="P1">howling.</text:p>
      <text:p text:style-name="P1"/>
      <text:p text:style-name="P1">As snow,</text:p>
      <text:p text:style-name="P1">white of body,</text:p>
      <text:p text:style-name="P1">a great-mouthed</text:p>
      <text:p text:style-name="P1">true god – wolf.</text:p>
      <text:p text:style-name="P1"/>
      <text:p text:style-name="P1"/>
      <text:p text:style-name="P1"/>
      <text:p text:style-name="P1">* (violent, the many gods/all the violent gods)</text:p>
      <text:p text:style-name="P1">** In the uncertain,</text:p>
      <text:p text:style-name="P1">winding, mountain</text:p>
      <text:p text:style-name="P1">river’s rapids</text:p>
      <text:p text:style-name="P1">continue to roar.</text:p>
      <text:p text:style-name="P1"/>
      <text:p text:style-name="P1"/>
      <text:p text:style-name="P1"/>
      <text:p text:style-name="P1"/>
      <text:p text:style-name="P1"/>
      <text:p text:style-name="P1"/>
      <text:p text:style-name="P1">狼</text:p>
      <text:p text:style-name="P1">北原白秋</text:p>
      <text:p text:style-name="P1"/>
      <text:p text:style-name="P1">荒魂</text:p>
      <text:p text:style-name="P1">まどろまず。</text:p>
      <text:p text:style-name="P1">大き月</text:p>
      <text:p text:style-name="P1">満ちて、照りぬ。</text:p>
      <text:p text:style-name="P1"/>
      <text:p text:style-name="P1">何を澄む</text:p>
      <text:p text:style-name="P1">夜の蒼ぞ。</text:p>
      <text:p text:style-name="P1">とりよろふ</text:p>
      <text:p text:style-name="P1">山の真洞。</text:p>
      <text:p text:style-name="P1"/>
      <text:p text:style-name="P1">草も木も</text:p>
      <text:p text:style-name="P1">押し靡け、</text:p>
      <text:p text:style-name="P1">疾く、野分</text:p>
      <text:p text:style-name="P1">吹きすさむを。</text:p>
      <text:p text:style-name="P1"/>
      <text:p text:style-name="P1"><text:bookmark-start text:name="__DdeLink__193_598005076"/>安からず、</text:p>
      <text:p text:style-name="P1">また、寝ねず、</text:p>
      <text:p text:style-name="P1">千速振る</text:p>
      <text:p text:style-name="P1">神ことごと。<text:bookmark-end text:name="__DdeLink__193_598005076"/></text:p>
      <text:p text:style-name="P1"/>
      <text:p text:style-name="P1">たづたづし、</text:p>
      <text:p text:style-name="P1">隈ふかし、</text:p>
      <text:p text:style-name="P1">山河の</text:p>
      <text:p text:style-name="P1">瀬に鳴りつつ。</text:p>
      <text:p text:style-name="P1"/>
      <text:p text:style-name="P1">直向ふ</text:p>
      <text:p text:style-name="P1">月にのみ、</text:p>
      <text:p text:style-name="P1">耳は裂け、</text:p>
      <text:p text:style-name="P1">地に喚べば。</text:p>
      <text:p text:style-name="P1"/>
      <text:p text:style-name="P1">雪かとも</text:p>
      <text:p text:style-name="P1">身は白し、</text:p>
      <text:p text:style-name="P1">大口の</text:p>
      <text:p text:style-name="P1">真神、狼。</text:p>
      <text:p text:style-name="P1"/>
      <text:p text:style-name="P1">§</text:p>
      <text:p text:style-name="P1"/>
      <text:p text:style-name="P1">荒魂</text:p>
      <text:p text:style-name="P1">荒魂 Aramitama. A word expressing the violent of two souls.</text:p>
      <text:p text:style-name="P1"/>
      <text:p text:style-name="P1">まどろまず。</text:p>
      <text:p text:style-name="P1">まどろまず。 Unresting. まどろむ (to doze) with the negative “without” ず ending, so “without dozing” or “without rest”.</text:p>
      <text:p text:style-name="P1"/>
      <text:p text:style-name="P1">大き月</text:p>
      <text:p text:style-name="P1">大き Big, large.</text:p>
      <text:p text:style-name="P1"><text:soft-page-break/>月 Moon.</text:p>
      <text:p text:style-name="P1"/>
      <text:p text:style-name="P1">満ちて、照りぬ。</text:p>
      <text:p text:style-name="P1">満ちて To be full, to wax (of the moon). Conjuntive form to link it to the next word, though the comma helps to separate the two a bit again.</text:p>
      <text:p text:style-name="P1">照りぬ This is 照る (to shine) with an old-fashioned and hard to understand conjugation. I think (may be wrong) it might be like a present or past participle. I have had it described to me as being like “have done […]”.</text:p>
      <text:p text:style-name="P1"/>
      <text:p text:style-name="P1">¶</text:p>
      <text:p text:style-name="P1"/>
      <text:p text:style-name="P1">何を澄む</text:p>
      <text:p text:style-name="P1">何 What.</text:p>
      <text:p text:style-name="P1">を Transitive verb particle, to show that something is being done to the preceding noun.</text:p>
      <text:p text:style-name="P1">澄む To be clear, to be transparent. (This is, however, an intransitive verb …)</text:p>
      <text:p text:style-name="P1"/>
      <text:p text:style-name="P1">夜の蒼ぞ。</text:p>
      <text:p text:style-name="P1">夜 Night.</text:p>
      <text:p text:style-name="P1">の Possessive particle. (Like backwards “of”.)</text:p>
      <text:p text:style-name="P1">蒼 Blue.</text:p>
      <text:p text:style-name="P1">ぞ Sentence-ending particle for emphasis.</text:p>
      <text:p text:style-name="P1"/>
      <text:p text:style-name="P1">とりよろふ</text:p>
      <text:p text:style-name="P1">とりよろふ This is a bit of an old word, and it’s hard to find a definition of, though it seems the most commonly agreed definition is “particularly nice/good” or something.</text:p>
      <text:p text:style-name="P1"/>
      <text:p text:style-name="P1">山の真洞。</text:p>
      <text:p text:style-name="P1">山 Mountain(s).</text:p>
      <text:p text:style-name="P1">真洞 This is like “cave” or “den”, with the preceding character meaning “true” or “pure” or “genuine”, which gives a pronunciation of another word meaning “splendid place” or “magnificent land”.</text:p>
      <text:p text:style-name="P1"/>
      <text:p text:style-name="P1">¶</text:p>
      <text:p text:style-name="P1"/>
      <text:p text:style-name="P1">草も木も</text:p>
      <text:p text:style-name="P1">草 Grass.</text:p>
      <text:p text:style-name="P1">も As well, also. (A particle.)</text:p>
      <text:p text:style-name="P1">木 Tree.</text:p>
      <text:p text:style-name="P1"/>
      <text:p text:style-name="P1">押し靡け、</text:p>
      <text:p text:style-name="P1">押し靡け To be pushed sideways, to be made diagonal (by the wind, &amp;c.).</text:p>
      <text:p text:style-name="P1"/>
      <text:p text:style-name="P1">疾く、野分</text:p>
      <text:p text:style-name="P1">疾く Swiftly.</text:p>
      <text:p text:style-name="P1">野分 Late Autumn typhoon.</text:p>
      <text:p text:style-name="P1"/>
      <text:p text:style-name="P1">吹きすさむを。</text:p>
      <text:p text:style-name="P1">吹きすさむ Blown down, laid waste by the wind. The verbs 吹く (to blow) and すさむ (To become wild, waste)</text:p>
      <text:p text:style-name="P1">を Transitive verb particle, only here it’s coming after a verb (which it doesn’t do). Could be for emphasis, could be due to the word order being funny.</text:p>
      <text:p text:style-name="P1"/>
      <text:p text:style-name="P1">¶</text:p>
      <text:p text:style-name="P1"/>
      <text:p text:style-name="P1">安からず、</text:p>
      <text:p text:style-name="P1">安からず This has the same stem as 安からぬ, which means “uneasy” or “troubled”, though the ず ending makes it a bit like “without ease”/</text:p>
      <text:p text:style-name="P1"/>
      <text:p text:style-name="P1">また、寝ねず、</text:p>
      <text:p text:style-name="P1">また In this case, like “also”.</text:p>
      <text:p text:style-name="P1">寝ねず Without resting, restless.</text:p>
      <text:p text:style-name="P1"/>
      <text:p text:style-name="P1">千速振る</text:p>
      <text:p text:style-name="P1">千速振る Harsh, violent, rough. (This is a hard-to-find word.)</text:p>
      <text:p text:style-name="P1"/>
      <text:p text:style-name="P1">神ことごと。</text:p>
      <text:p text:style-name="P1">神 God(s).</text:p>
      <text:p text:style-name="P1">ことごと All, everything, and all.</text:p>
      <text:p text:style-name="P1"/>
      <text:p text:style-name="P1">¶</text:p>
      <text:p text:style-name="P1"/>
      <text:p text:style-name="P1">たづたづし、</text:p>
      <text:p text:style-name="P1">たづたづし Faltering, awkward, erratic, undependable, with difficulty.</text:p>
      <text:p text:style-name="P1"/>
      <text:p text:style-name="P1">隈ふかし、</text:p>
      <text:p text:style-name="P1">隈ふかし This is 隈 (corner, recess) with ふかし from ふかい (deep), so like “heavily winding”.</text:p>
      <text:p text:style-name="P1"/>
      <text:p text:style-name="P1">山河の</text:p>
      <text:p text:style-name="P1">山河 Mountain river.</text:p>
      <text:p text:style-name="P1"/>
      <text:p text:style-name="P1">瀬に鳴りつつ。</text:p>
      <text:p text:style-name="P1">瀬 Rapids, current, torrents.</text:p>
      <text:p text:style-name="P1">に Location and direction marker.</text:p>
      <text:p text:style-name="P1">鳴りつつ “To cry, to ring (sound)” conjugated into the literary continuous ongoing tense. “While ringing” or “ringing all the while.”</text:p>
      <text:p text:style-name="P1"/>
      <text:p text:style-name="P1"><text:soft-page-break/>¶</text:p>
      <text:p text:style-name="P1"/>
      <text:p text:style-name="P1">直向ふ</text:p>
      <text:p text:style-name="P1">直向ふ Straight across, right across, directly facing.</text:p>
      <text:p text:style-name="P1"/>
      <text:p text:style-name="P1">月にのみ、</text:p>
      <text:p text:style-name="P1">に　Directional particle, here like “towards”</text:p>
      <text:p text:style-name="P1">のみ Only, nothing but.</text:p>
      <text:p text:style-name="P1"/>
      <text:p text:style-name="P1">耳は裂け、</text:p>
      <text:p text:style-name="P1">耳 Ears.</text:p>
      <text:p text:style-name="P1">は Topic marker.</text:p>
      <text:p text:style-name="P1">裂け To split, to burst.</text:p>
      <text:p text:style-name="P1"/>
      <text:p text:style-name="P1">地に喚べば。</text:p>
      <text:p text:style-name="P1">地 The ground, the earth.</text:p>
      <text:p text:style-name="P1">に Directional marker again (presumably this time like “from”).</text:p>
      <text:p text:style-name="P1">喚べば To shout, to cry. With ─ば ending to make it a conditional/supposition (if, then).</text:p>
      <text:p text:style-name="P1"/>
      <text:p text:style-name="P1">¶</text:p>
      <text:p text:style-name="P1"/>
      <text:p text:style-name="P1">雪かとも</text:p>
      <text:p text:style-name="P1">雪 Snow/</text:p>
      <text:p text:style-name="P1">か Question marker, though here a bit like “or something”, I think.</text:p>
      <text:p text:style-name="P1">とも As, like.</text:p>
      <text:p text:style-name="P1"/>
      <text:p text:style-name="P1">身は白し、</text:p>
      <text:p text:style-name="P1">身 Body.</text:p>
      <text:p text:style-name="P1">白し White.</text:p>
      <text:p text:style-name="P1"/>
      <text:p text:style-name="P1">大口の</text:p>
      <text:p text:style-name="P1">大口の Large-mouthed, great-mouthed, boastful.</text:p>
      <text:p text:style-name="P1"/>
      <text:p text:style-name="P1">真神、狼。</text:p>
      <text:p text:style-name="P1">真神 True god. 神 (god) with prefix 真 (pure, true).</text:p>
      <text:p text:style-name="P1">狼 Wolf.</text:p>
      <text:p text:style-name="P1"/>
      <text:p text:style-name="P1">§</text:p>
      <text:p text:style-name="P1"/>
      <text:p text:style-name="P1">Notes:</text:p>
      <text:p text:style-name="P1">Lots of し endings. Check?</text:p>
      <text:p text:style-name="P1">Lots of words have double meaning, two kanji pronounced in one way that can also be put together with a different pronunciation. Strange words, variants and conjugations, as well as unusual or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Source Han Sans JP Medium" svg:font-family="'Source Han Sans JP Medium'" style:font-family-generic="swiss"/>
    <style:font-face style:name="Source Han Sans JP Regular" svg:font-family="'Source Han Sans JP Regular'" style:font-family-generic="swiss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ource Han Sans JP Regular" fo:font-size="12pt" fo:language="en" fo:country="GB" style:letter-kerning="true" style:font-name-asian="Source Han Sans JP Regular" style:font-size-asian="12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ource Han Sans JP Medium" fo:font-size="14pt" style:font-name-asian="Source Han Sans JP Medium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Source Han Sans JP Regular" style:font-name-asian="Source Han Sans JP Regular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Source Han Sans JP Regular" fo:font-size="12pt" fo:font-style="italic" style:font-name-asian="Source Han Sans JP Regular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ource Han Sans JP Regular" style:font-name-asian="Source Han Sans JP Regular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.6cm" fo:page-height="25cm" style:num-format="1" style:print-orientation="portrait" fo:margin="1.499cm" fo:margin-top="1.499cm" fo:margin-bottom="1.499cm" fo:margin-left="1.499cm" fo:margin-right="1.499cm" style:writing-mode="lr-tb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22:24:03</meta:creation-date>
    <dc:date>2015-12-22T01:01:48</dc:date>
    <meta:editing-duration>PT2H36M15S</meta:editing-duration>
    <meta:editing-cycles>55</meta:editing-cycles>
    <meta:generator>LibreOffice/3.5$Linux_X86_64 LibreOffice_project/350m1$Build-2</meta:generator>
    <meta:document-statistic meta:table-count="0" meta:image-count="0" meta:object-count="0" meta:page-count="3" meta:paragraph-count="157" meta:word-count="809" meta:character-count="3794" meta:non-whitespace-character-count="3299"/>
  </office:meta>
</office:document-meta>
</file>